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color="#ff0000" style:font-name="Calibri" fo:font-size="11pt" style:font-size-asian="11pt" style:font-size-complex="11pt"/>
    </style:style>
    <style:style style:name="ce41" style:family="table-cell" style:parent-style-name="Default">
      <style:text-properties style:font-name="Calibri"/>
    </style:style>
    <style:style style:name="ce42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7pt" style:font-size-asian="7pt" style:font-size-complex="7pt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1" style:font-size-complex="11pt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28" style:family="table-cell" style:parent-style-name="Default"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52" style:family="table-cell" style:parent-style-name="Default">
      <style:text-properties fo:color="#729fcf" style:font-name="Calibri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 style:data-style-name="N1"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4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9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21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227" style:family="table-cell" style:parent-style-name="Default">
      <style:table-cell-properties fo:background-color="transparent"/>
      <style:text-properties fo:color="#808080" style:font-name="Calibri" fo:font-size="11pt" fo:font-weight="bold" style:font-size-asian="11pt" style:font-size-complex="11pt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>
      <style:text-properties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fo:color="#a1467e" fo:font-weight="bold" style:font-weight-asian="bold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4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5&quot;;&quot;30&quot;;&quot;40&quot;;&quot;50&quot;)" table:allow-empty-cell="false" table:display-list="sort-ascending" table:base-cell-address="'Simple DPS Calc'.H10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2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whole-number() and cell-content()&lt;=25" table:allow-empty-cell="true" table:base-cell-address="'Simple DPS Calc'.G9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6" table:condition="of:cell-content-is-whole-number() and cell-content()&lt;=25" table:allow-empty-cell="true" table:base-cell-address="'Simple DPS Calc'.G9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1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7" table:number-columns-repeated="2"/>
          <table:table-cell table:style-name="ce37"/>
          <table:table-cell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8"/>
          <table:table-cell table:style-name="ce37"/>
          <table:table-cell/>
        </table:table-row>
        <table:table-row table:style-name="ro1">
          <table:table-cell table:style-name="ce24" office:value-type="string" calcext:value-type="string">
            <text:p>Disclaimer</text:p>
          </table:table-cell>
          <table:table-cell table:style-name="ce23" office:value-type="string" calcext:value-type="string">
            <text:p>This spreadsheet is not aimed at min-maxers due to its inherent limitation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25" office:value-type="string" calcext:value-type="string">
            <text:p>A Quick Note</text:p>
          </table:table-cell>
          <table:table-cell table:style-name="ce27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office:value-type="string" calcext:value-type="string">
            <text:p><text:span text:style-name="T3">GREY</text:span> values are there for visibility and referenc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office:value-type="string" calcext:value-type="string">
            <text:p>Simple DPS Calc</text:p>
          </table:table-cell>
          <table:table-cell table:style-name="ce27" office:value-type="string" calcext:value-type="string">
            <text:p>Allows the DPS for individual skills to be worked out and can serve as a rudimentary DPS calculator of sort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<text:span text:style-name="T4">Replace the </text:span><text:span text:style-name="T5">GREEN</text:span><text:span text:style-name="T2"> values with your own along with the expected amount of Might, Fury and Vulnerability.</text:span>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Suggestions are made for a suitable <text:span text:style-name="T6">Rune</text:span> and <text:span text:style-name="T7">Consumables</text:span>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The <text:span text:style-name="T8">Base Crit</text:span> value shows the expected damage before the <text:span text:style-name="T6">Rune</text:span> modifiers are applied.</text:p>
          </table:table-cell>
          <table:table-cell table:style-name="ce27" table:number-columns-repeated="2"/>
          <table:table-cell table:number-columns-repeated="10"/>
        </table:table-row>
        <table:table-row table:style-name="ro1" table:number-rows-repeated="18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26"/>
          <table:table-cell table:style-name="ce32"/>
          <table:table-cell table:style-name="ce27" table:number-columns-repeated="2"/>
          <table:table-cell table:number-columns-repeated="10"/>
        </table:table-row>
        <table:table-row table:style-name="ro1" table:number-rows-repeated="9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 table:number-rows-repeated="6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3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5"/>
          <table:table-cell table:style-name="ce29"/>
          <table:table-cell/>
          <table:table-cell table:style-name="ce34"/>
          <table:table-cell/>
          <table:table-cell table:style-name="ce42" table:number-columns-repeated="7"/>
          <table:table-cell/>
        </table:table-row>
        <table:table-row table:style-name="ro1">
          <table:table-cell table:style-name="ce29"/>
          <table:table-cell table:style-name="ce34"/>
          <table:table-cell table:style-name="ce29"/>
          <table:table-cell table:number-columns-repeated="3"/>
          <table:table-cell table:style-name="ce42" table:number-columns-repeated="7"/>
          <table:table-cell/>
        </table:table-row>
        <table:table-row table:style-name="ro2">
          <table:table-cell table:style-name="ce29"/>
          <table:table-cell table:style-name="ce34"/>
          <table:table-cell table:style-name="ce29"/>
          <table:table-cell/>
          <table:table-cell table:style-name="ce34"/>
          <table:table-cell table:style-name="ce29"/>
          <table:table-cell table:style-name="ce90"/>
          <table:table-cell table:style-name="ce42" table:number-columns-repeated="6"/>
          <table:table-cell/>
        </table:table-row>
        <table:table-row table:style-name="ro1">
          <table:table-cell table:style-name="ce29"/>
          <table:table-cell table:style-name="ce31"/>
          <table:table-cell table:number-columns-repeated="2"/>
          <table:table-cell table:style-name="ce42" table:number-columns-repeated="9"/>
          <table:table-cell/>
        </table:table-row>
        <table:table-row table:style-name="ro1" table:number-rows-repeated="6">
          <table:table-cell table:style-name="ce29"/>
          <table:table-cell table:style-name="ce28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2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 table:number-rows-repeated="2">
          <table:table-cell table:style-name="ce28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5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number-columns-repeated="2"/>
          <table:table-cell table:style-name="ce27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/>
          <table:table-cell table:style-name="ce22" office:value-type="string" calcext:value-type="string">
            <text:p>Base Power</text:p>
          </table:table-cell>
          <table:table-cell table:style-name="ce109" office:value-type="string" calcext:value-type="string">
            <text:p>Weapon</text:p>
          </table:table-cell>
          <table:table-cell table:style-name="ce121" office:value-type="string" calcext:value-type="string">
            <text:p>Skill Coeff</text:p>
          </table:table-cell>
          <table:table-cell table:style-name="ce109" office:value-type="string" calcext:value-type="string">
            <text:p>vs Armor</text:p>
          </table:table-cell>
          <table:table-cell table:style-name="ce109" office:value-type="string" calcext:value-type="string">
            <text:p>Crit Chance</text:p>
          </table:table-cell>
          <table:table-cell table:style-name="ce109" office:value-type="string" calcext:value-type="string">
            <text:p>Crit Dmg</text:p>
          </table:table-cell>
          <table:table-cell table:style-name="ce159" office:value-type="string" calcext:value-type="string">
            <text:p>Base Dmg</text:p>
          </table:table-cell>
          <table:table-cell table:style-name="ce177" office:value-type="string" calcext:value-type="string">
            <text:p>Base Crit</text:p>
          </table:table-cell>
          <table:table-cell table:style-name="ce27"/>
          <table:table-cell table:number-columns-repeated="243"/>
        </table:table-row>
        <table:table-row table:style-name="ro1">
          <table:table-cell table:style-name="ce22" office:value-type="string" calcext:value-type="string">
            <text:p>No Runes</text:p>
          </table:table-cell>
          <table:table-cell table:style-name="ce65" office:value-type="float" office:value="2599" calcext:value-type="float">
            <text:p>2599</text:p>
          </table:table-cell>
          <table:table-cell table:style-name="ce113" office:value-type="float" office:value="968.5" calcext:value-type="float">
            <text:p>968.5</text:p>
          </table:table-cell>
          <table:table-cell table:style-name="ce65" office:value-type="float" office:value="0.8" calcext:value-type="float">
            <text:p>0.8</text:p>
          </table:table-cell>
          <table:table-cell table:style-name="ce126" table:content-validation-name="val1" office:value-type="float" office:value="2185" calcext:value-type="float">
            <text:p>2185</text:p>
          </table:table-cell>
          <table:table-cell table:style-name="ce135" table:formula="of:=67.61-10.71+1.1" office:value-type="float" office:value="58" calcext:value-type="float">
            <text:p>58.00</text:p>
          </table:table-cell>
          <table:table-cell table:style-name="ce135" office:value-type="float" office:value="231" calcext:value-type="float">
            <text:p>231.00</text:p>
          </table:table-cell>
          <table:table-cell table:style-name="ce162" table:formula="of:=(([.B2]+([.H11]*30))*[.C2]*[.D2])/[.E2]*(1+([.H15]/100))" office:value-type="float" office:value="921.604210526316" calcext:value-type="float">
            <text:p>922</text:p>
          </table:table-cell>
          <table:table-cell table:style-name="ce162" table:formula="of:=((([.B2]+([.H11]*30))*[.C2]*[.D2])+((([.B2]+([.H11]*30))*[.C2]*[.D2])*(1+(((IF([.F2]+[.H12]&lt;100;[.F2]+[.H12];100)))/100)*(([.G2]/100)-1))))/[.E2]*(1+([.H15]/100))" office:value-type="float" office:value="2905.63375494737" calcext:value-type="float">
            <text:p>2906</text:p>
          </table:table-cell>
          <table:table-cell table:style-name="ce27"/>
          <table:table-cell table:number-columns-repeated="243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(The 0.8 Coefficient is averaged from all Greatsword auto-attacks)</text:p>
          </table:table-cell>
          <table:covered-table-cell table:style-name="ce114"/>
          <table:covered-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40" office:value-type="string" calcext:value-type="string">
            <text:p>Recommended Rune</text:p>
          </table:table-cell>
          <table:table-cell table:style-name="ce75"/>
          <table:table-cell table:number-columns-repeated="3"/>
          <table:table-cell table:style-name="ce75" table:number-columns-repeated="2"/>
          <table:table-cell table:style-name="ce160"/>
          <table:table-cell table:style-name="ce177"/>
          <table:table-cell table:style-name="ce187" office:value-type="string" calcext:value-type="string">
            <text:p>Estimated DPS</text:p>
          </table:table-cell>
          <table:table-cell table:number-columns-repeated="243"/>
        </table:table-row>
        <table:table-row table:style-name="ro1">
          <table:table-cell table:style-name="ce44" table:formula="of:=IF(COUNTIF([.H28:.H37];[.I27])=1;INDEX([.A28:.H37];MATCH([.I27];[.H28:.H37]);1);&quot;&quot;)" office:value-type="string" office:string-value="Infiltration" calcext:value-type="string">
            <text:p>Infiltration</text:p>
          </table:table-cell>
          <table:table-cell table:style-name="ce75" table:formula="of:=[.B2]+VLOOKUP([.$A$5];[.$A$28:.$F$37];2;0)" office:value-type="float" office:value="2774" calcext:value-type="float">
            <text:p>2774</text:p>
          </table:table-cell>
          <table:table-cell table:number-columns-repeated="3"/>
          <table:table-cell table:style-name="ce136" table:formula="of:=[.F2]+VLOOKUP([.$A$5];[.$A$28:.$F$37];5;0)" office:value-type="float" office:value="68.7142857142857" calcext:value-type="float">
            <text:p>68.71</text:p>
          </table:table-cell>
          <table:table-cell table:style-name="ce75" table:formula="of:=[.G2]+VLOOKUP([.$A$5];[.$A$28:.$F$37];6;0)" office:value-type="float" office:value="231" calcext:value-type="float">
            <text:p>231</text:p>
          </table:table-cell>
          <table:table-cell table:style-name="ce163" table:formula="of:=VLOOKUP([.A5];[.A28:.H37];7)" office:value-type="float" office:value="983.659130434783" calcext:value-type="float">
            <text:p>984</text:p>
          </table:table-cell>
          <table:table-cell table:style-name="ce163" table:formula="of:=VLOOKUP([.A5];[.A28:.H37];8)" office:value-type="float" office:value="4644.88496822316" calcext:value-type="float">
            <text:p>4645</text:p>
          </table:table-cell>
          <table:table-cell table:style-name="ce188" table:formula="of:=[.I5]*6.5" office:value-type="float" office:value="30191.7522934505" calcext:value-type="float">
            <text:p>30192</text:p>
          </table:table-cell>
          <table:table-cell/>
          <table:table-cell table:style-name="ce80"/>
          <table:table-cell table:number-columns-repeated="241"/>
        </table:table-row>
        <table:table-row table:style-name="ro1">
          <table:table-cell table:style-name="ce48"/>
          <table:table-cell table:style-name="ce27" table:number-columns-repeated="3"/>
          <table:table-cell table:style-name="ce142"/>
          <table:table-cell table:number-columns-repeated="3"/>
          <table:table-cell table:style-name="ce27"/>
          <table:table-cell table:style-name="ce58"/>
          <table:table-cell table:style-name="ce194"/>
          <table:table-cell table:style-name="ce80"/>
          <table:table-cell table:number-columns-repeated="241"/>
        </table:table-row>
        <table:table-row table:style-name="ro1">
          <table:table-cell table:style-name="ce27"/>
          <table:table-cell table:style-name="ce79"/>
          <table:table-cell table:style-name="ce27" table:number-columns-repeated="2"/>
          <table:table-cell table:style-name="ce128" office:value-type="string" calcext:value-type="string">
            <text:p>Runes + Fury</text:p>
          </table:table-cell>
          <table:table-cell table:style-name="ce140" table:formula="of:=([.F2]+[.H12])+VLOOKUP([.$A$5];[.$A$28:.$F$37];5;0)" office:value-type="float" office:value="98.7142857142857" calcext:value-type="float">
            <text:p>98.71</text:p>
          </table:table-cell>
          <table:table-cell table:number-columns-repeated="2"/>
          <table:table-cell table:style-name="ce27" table:number-columns-repeated="2"/>
          <table:table-cell/>
          <table:table-cell table:style-name="ce80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149"/>
          <table:table-cell/>
          <table:table-cell table:style-name="ce80"/>
          <table:table-cell table:number-columns-repeated="241"/>
        </table:table-row>
        <table:table-row table:style-name="ro1">
          <table:table-cell table:number-columns-repeated="8"/>
          <table:table-cell table:style-name="ce27"/>
          <table:table-cell table:style-name="ce58"/>
          <table:table-cell table:style-name="ce115"/>
          <table:table-cell table:style-name="ce212" table:content-validation-name="val5"/>
          <table:table-cell table:number-columns-repeated="241"/>
        </table:table-row>
        <table:table-row table:style-name="ro1">
          <table:table-cell table:style-name="ce22" office:value-type="string" calcext:value-type="string">
            <text:p>Enhancement</text:p>
          </table:table-cell>
          <table:table-cell table:style-name="ce84" table:formula="of:=IF(COUNTIF([.J44:.J48];[.K43])=1;INDEX([.A44:.J48];MATCH([.K43];[.J44:.J48]);1);INDEX([.A44:.J48];1;1))" office:value-type="string" office:string-value="Potent Superior Sharpening Stone" calcext:value-type="string">
            <text:p>Potent Superior Sharpening Stone</text:p>
          </table:table-cell>
          <table:table-cell table:style-name="ce27" table:number-columns-repeated="3"/>
          <table:table-cell table:style-name="ce143" office:value-type="string" calcext:value-type="string">
            <text:p>Modifiers</text:p>
          </table:table-cell>
          <table:table-cell table:style-name="ce152" office:value-type="string" calcext:value-type="string">
            <text:p>Boons</text:p>
          </table:table-cell>
          <table:table-cell table:style-name="ce166" office:value-type="string" calcext:value-type="string">
            <text:p>Stacks</text:p>
          </table:table-cell>
          <table:table-cell table:style-name="ce27"/>
          <table:table-cell table:style-name="ce58"/>
          <table:table-cell table:style-name="ce104"/>
          <table:table-cell table:style-name="ce212" table:content-validation-name="val2"/>
          <table:table-cell table:number-columns-repeated="241"/>
        </table:table-row>
        <table:table-row table:style-name="ro1">
          <table:table-cell table:style-name="ce22" office:value-type="string" calcext:value-type="string">
            <text:p>Nourishment</text:p>
          </table:table-cell>
          <table:table-cell table:style-name="ce84" table:formula="of:=IF(COUNTIF([.J53:.J61];[.K52])=1;INDEX([.A53:.J61];MATCH([.K52];[.J53:.J61]);1);INDEX([.A53:.J61];1;1))" office:value-type="string" office:string-value="Plate of Jerk Poultry" calcext:value-type="string">
            <text:p>Plate of Jerk Poultry</text:p>
          </table:table-cell>
          <table:table-cell table:style-name="ce27" table:number-columns-repeated="4"/>
          <table:table-cell table:style-name="ce155" office:value-type="string" calcext:value-type="string">
            <text:p>Might</text:p>
          </table:table-cell>
          <table:table-cell table:style-name="ce174" table:content-validation-name="val2" office:value-type="float" office:value="0" calcext:value-type="float">
            <text:p>0</text:p>
          </table:table-cell>
          <table:table-cell table:style-name="ce27"/>
          <table:table-cell table:style-name="ce58"/>
          <table:table-cell table:style-name="ce104"/>
          <table:table-cell table:style-name="ce212" table:content-validation-name="val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7" office:value-type="string" calcext:value-type="string">
            <text:p>Fury %</text:p>
          </table:table-cell>
          <table:table-cell table:style-name="ce168" table:content-validation-name="val3" office:value-type="float" office:value="30" calcext:value-type="float">
            <text:p>30</text:p>
          </table:table-cell>
          <table:table-cell table:style-name="ce27"/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27" table:number-columns-repeated="7"/>
          <table:table-cell table:style-name="ce120"/>
          <table:table-cell table:style-name="ce27"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8" office:value-type="string" calcext:value-type="string">
            <text:p>Conditions</text:p>
          </table:table-cell>
          <table:table-cell table:style-name="ce169" office:value-type="string" calcext:value-type="string">
            <text:p>Stacks</text:p>
          </table:table-cell>
          <table:table-cell table:style-name="ce27"/>
          <table:table-cell table:style-name="ce58"/>
          <table:table-cell table:style-name="ce104"/>
          <table:table-cell table:style-name="ce212" table:content-validation-name="val4"/>
          <table:table-cell table:number-columns-repeated="241"/>
        </table:table-row>
        <table:table-row table:style-name="ro1">
          <table:table-cell table:style-name="ce27" table:number-columns-repeated="6"/>
          <table:table-cell table:style-name="ce155" office:value-type="string" calcext:value-type="string">
            <text:p>Vulnerability</text:p>
          </table:table-cell>
          <table:table-cell table:style-name="ce174" table:content-validation-name="val4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43"/>
        </table:table-row>
        <table:table-row table:style-name="ro1" table:number-rows-repeated="9">
          <table:table-cell table:style-name="ce27" table:number-columns-repeated="6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27" table:number-columns-repeated="5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number-columns-repeated="243"/>
        </table:table-row>
        <table:table-row table:style-name="ro1">
          <table:table-cell table:style-name="ce52" office:value-type="string" calcext:value-type="string">
            <text:p>Power Rune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9" table:formula="of:=MAX([.H28:.H37])" office:value-type="float" office:value="4644.88496822316" calcext:value-type="float">
            <text:p>4645</text:p>
          </table:table-cell>
          <table:table-cell table:style-name="ce151" table:formula="of:=COUNTIF([.H28:.H37];[.I27])" office:value-type="float" office:value="1" calcext:value-type="float">
            <text:p>1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28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B$2]+[.$B28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28]+VLOOKUP([.$B$10];[.$A$44:.$J$48];2;0)+VLOOKUP([.$B$11];[.$A$53:.$J$61];2;0)+([.$H$11]*30))*[.C$2]*[.D$2])+((([.$B$2]+[.$B28]+VLOOKUP([.$B$10];[.$A$44:.$J$48];2;0)+VLOOKUP([.$B$11];[.$A$53:.$J$61];2;0)+([.$H$11]*30))*[.C$2]*[.D$2])*(1+(((IF([.F$2]+[.E28]+[.H$12]+VLOOKUP([.$B$10];[.$A$44:.$E$48];5;0)+VLOOKUP([.$B$11];[.$A$53:.$E$61];5;0)&lt;100;[.F$2]+[.E28]+[.H$12]+VLOOKUP([.$B$10];[.$A$44:.$E$48];5;0)+VLOOKUP([.$B$11];[.$A$53:.$E$61];5;0);100)))/100)*((1+([.G$2]+[.F28]+VLOOKUP([.$B$10];[.$A$44:.$F$48];6;0)+VLOOKUP([.$B$11];[.$A$53:.$F$61];6;0))/100)-1))))/[.E$2]*(1+([.$H$15]/100))" office:value-type="float" office:value="4495.67307112934" calcext:value-type="float">
            <text:p>4496</text:p>
          </table:table-cell>
          <table:table-cell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29]/21)" office:value-type="float" office:value="5.95238095238095" calcext:value-type="float">
            <text:p>5.95</text:p>
          </table:table-cell>
          <table:table-cell table:style-name="ce111" table:formula="of:=([.D29]/15)" office:value-type="float" office:value="6.66666666666667" calcext:value-type="float">
            <text:p>6.67</text:p>
          </table:table-cell>
          <table:table-cell table:style-name="ce164" table:formula="of:=(([.$B$2]+[.$B29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29]+VLOOKUP([.$B$10];[.$A$44:.$J$48];2;0)+VLOOKUP([.$B$11];[.$A$53:.$J$61];2;0)+([.$H$11]*30))*[.C$2]*[.D$2])+((([.$B$2]+[.$B29]+VLOOKUP([.$B$10];[.$A$44:.$J$48];2;0)+VLOOKUP([.$B$11];[.$A$53:.$J$61];2;0)+([.$H$11]*30))*[.C$2]*[.D$2])*(1+(((IF([.F$2]+[.E29]+[.H$12]+VLOOKUP([.$B$10];[.$A$44:.$E$48];5;0)+VLOOKUP([.$B$11];[.$A$53:.$E$61];5;0)&lt;100;[.F$2]+[.E29]+[.H$12]+VLOOKUP([.$B$10];[.$A$44:.$E$48];5;0)+VLOOKUP([.$B$11];[.$A$53:.$E$61];5;0);100)))/100)*((1+([.G$2]+[.F29]+VLOOKUP([.$B$10];[.$A$44:.$F$48];6;0)+VLOOKUP([.$B$11];[.$A$53:.$F$61];6;0))/100)-1))))/[.E$2]*(1+([.$H$15]/100))" office:value-type="float" office:value="4593.48545296452" calcext:value-type="float">
            <text:p>4593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30]/15)" office:value-type="float" office:value="20" calcext:value-type="float">
            <text:p>20.00</text:p>
          </table:table-cell>
          <table:table-cell table:style-name="ce164" table:formula="of:=(([.$B$2]+[.$B30]+([.$H$11]*30))*[.C$2]*[.D$2])/[.E$2]*(1+([.$H$15]/100))" office:value-type="float" office:value="957.064164759726" calcext:value-type="float">
            <text:p>957</text:p>
          </table:table-cell>
          <table:table-cell table:style-name="ce170" table:formula="of:=((([.$B$2]+[.$B30]+VLOOKUP([.$B$10];[.$A$44:.$J$48];2;0)+VLOOKUP([.$B$11];[.$A$53:.$J$61];2;0)+([.$H$11]*30))*[.C$2]*[.D$2])+((([.$B$2]+[.$B30]+VLOOKUP([.$B$10];[.$A$44:.$J$48];2;0)+VLOOKUP([.$B$11];[.$A$53:.$J$61];2;0)+([.$H$11]*30))*[.C$2]*[.D$2])*(1+(((IF([.F$2]+[.E30]+[.H$12]+VLOOKUP([.$B$10];[.$A$44:.$E$48];5;0)+VLOOKUP([.$B$11];[.$A$53:.$E$61];5;0)&lt;100;[.F$2]+[.E30]+[.H$12]+VLOOKUP([.$B$10];[.$A$44:.$E$48];5;0)+VLOOKUP([.$B$11];[.$A$53:.$E$61];5;0);100)))/100)*((1+([.G$2]+[.F30]+VLOOKUP([.$B$10];[.$A$44:.$F$48];6;0)+VLOOKUP([.$B$11];[.$A$53:.$F$61];6;0))/100)-1))))/[.E$2]*(1+([.$H$15]/100))" office:value-type="float" office:value="4455.36189020119" calcext:value-type="float">
            <text:p>4455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1]/21)" office:value-type="float" office:value="8.33333333333333" calcext:value-type="float">
            <text:p>8.33</text:p>
          </table:table-cell>
          <table:table-cell table:style-name="ce111" table:formula="of:=([.D31]/15)" office:value-type="float" office:value="15" calcext:value-type="float">
            <text:p>15.00</text:p>
          </table:table-cell>
          <table:table-cell table:style-name="ce164" table:formula="of:=(([.$B$2]+[.$B31]+([.$H$11]*30))*[.C$2]*[.D$2])/[.E$2]*(1+([.$H$15]/100))" office:value-type="float" office:value="921.604210526316" calcext:value-type="float">
            <text:p>922</text:p>
          </table:table-cell>
          <table:table-cell table:style-name="ce170" table:formula="of:=((([.$B$2]+[.$B31]+VLOOKUP([.$B$10];[.$A$44:.$J$48];2;0)+VLOOKUP([.$B$11];[.$A$53:.$J$61];2;0)+([.$H$11]*30))*[.C$2]*[.D$2])+((([.$B$2]+[.$B31]+VLOOKUP([.$B$10];[.$A$44:.$J$48];2;0)+VLOOKUP([.$B$11];[.$A$53:.$J$61];2;0)+([.$H$11]*30))*[.C$2]*[.D$2])*(1+(((IF([.F$2]+[.E31]+[.H$12]+VLOOKUP([.$B$10];[.$A$44:.$E$48];5;0)+VLOOKUP([.$B$11];[.$A$53:.$E$61];5;0)&lt;100;[.F$2]+[.E31]+[.H$12]+VLOOKUP([.$B$10];[.$A$44:.$E$48];5;0)+VLOOKUP([.$B$11];[.$A$53:.$E$61];5;0);100)))/100)*((1+([.G$2]+[.F31]+VLOOKUP([.$B$10];[.$A$44:.$F$48];6;0)+VLOOKUP([.$B$11];[.$A$53:.$F$61];6;0))/100)-1))))/[.E$2]*(1+([.$H$15]/100))" office:value-type="float" office:value="4470.8407594973" calcext:value-type="float">
            <text:p>4471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2]/21)" office:value-type="float" office:value="4.76190476190476" calcext:value-type="float">
            <text:p>4.76</text:p>
          </table:table-cell>
          <table:table-cell table:style-name="ce111" table:formula="of:=([.D32]/15)" office:value-type="float" office:value="20" calcext:value-type="float">
            <text:p>20.00</text:p>
          </table:table-cell>
          <table:table-cell table:style-name="ce164" table:formula="of:=(([.$B$2]+[.$B32]+([.$H$11]*30))*[.C$2]*[.D$2])/[.E$2]*(1+([.$H$15]/100))" office:value-type="float" office:value="921.604210526316" calcext:value-type="float">
            <text:p>922</text:p>
          </table:table-cell>
          <table:table-cell table:style-name="ce170" table:formula="of:=((([.$B$2]+[.$B32]+VLOOKUP([.$B$10];[.$A$44:.$J$48];2;0)+VLOOKUP([.$B$11];[.$A$53:.$J$61];2;0)+([.$H$11]*30))*[.C$2]*[.D$2])+((([.$B$2]+[.$B32]+VLOOKUP([.$B$10];[.$A$44:.$J$48];2;0)+VLOOKUP([.$B$11];[.$A$53:.$J$61];2;0)+([.$H$11]*30))*[.C$2]*[.D$2])*(1+(((IF([.F$2]+[.E32]+[.H$12]+VLOOKUP([.$B$10];[.$A$44:.$E$48];5;0)+VLOOKUP([.$B$11];[.$A$53:.$E$61];5;0)&lt;100;[.F$2]+[.E32]+[.H$12]+VLOOKUP([.$B$10];[.$A$44:.$E$48];5;0)+VLOOKUP([.$B$11];[.$A$53:.$E$61];5;0);100)))/100)*((1+([.G$2]+[.F32]+VLOOKUP([.$B$10];[.$A$44:.$F$48];6;0)+VLOOKUP([.$B$11];[.$A$53:.$F$61];6;0))/100)-1))))/[.E$2]*(1+([.$H$15]/100))" office:value-type="float" office:value="4428.40553524685" calcext:value-type="float">
            <text:p>4428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3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B$2]+[.$B33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33]+VLOOKUP([.$B$10];[.$A$44:.$J$48];2;0)+VLOOKUP([.$B$11];[.$A$53:.$J$61];2;0)+([.$H$11]*30))*[.C$2]*[.D$2])+((([.$B$2]+[.$B33]+VLOOKUP([.$B$10];[.$A$44:.$J$48];2;0)+VLOOKUP([.$B$11];[.$A$53:.$J$61];2;0)+([.$H$11]*30))*[.C$2]*[.D$2])*(1+(((IF([.F$2]+[.E33]+[.H$12]+VLOOKUP([.$B$10];[.$A$44:.$E$48];5;0)+VLOOKUP([.$B$11];[.$A$53:.$E$61];5;0)&lt;100;[.F$2]+[.E33]+[.H$12]+VLOOKUP([.$B$10];[.$A$44:.$E$48];5;0)+VLOOKUP([.$B$11];[.$A$53:.$E$61];5;0);100)))/100)*((1+([.G$2]+[.F33]+VLOOKUP([.$B$10];[.$A$44:.$F$48];6;0)+VLOOKUP([.$B$11];[.$A$53:.$F$61];6;0))/100)-1))))/[.E$2]*(1+([.$H$15]/100))" office:value-type="float" office:value="4644.88496822316" calcext:value-type="float">
            <text:p>4645</text:p>
          </table:table-cell>
          <table:table-cell table:style-name="ce176"/>
          <table:table-cell table:style-name="ce148"/>
          <table:table-cell table:style-name="ce68"/>
          <table:table-cell table:style-name="ce227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4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B$2]+[.$B34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34]+VLOOKUP([.$B$10];[.$A$44:.$J$48];2;0)+VLOOKUP([.$B$11];[.$A$53:.$J$61];2;0)+([.$H$11]*30))*[.C$2]*[.D$2])+((([.$B$2]+[.$B34]+VLOOKUP([.$B$10];[.$A$44:.$J$48];2;0)+VLOOKUP([.$B$11];[.$A$53:.$J$61];2;0)+([.$H$11]*30))*[.C$2]*[.D$2])*(1+(((IF([.F$2]+[.E34]+[.H$12]+VLOOKUP([.$B$10];[.$A$44:.$E$48];5;0)+VLOOKUP([.$B$11];[.$A$53:.$E$61];5;0)&lt;100;[.F$2]+[.E34]+[.H$12]+VLOOKUP([.$B$10];[.$A$44:.$E$48];5;0)+VLOOKUP([.$B$11];[.$A$53:.$E$61];5;0);100)))/100)*((1+([.G$2]+[.F34]+VLOOKUP([.$B$10];[.$A$44:.$F$48];6;0)+VLOOKUP([.$B$11];[.$A$53:.$F$61];6;0))/100)-1))))/[.E$2]*(1+([.$H$15]/100))" office:value-type="float" office:value="4525.5154505481" calcext:value-type="float">
            <text:p>4526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35]/21)" office:value-type="float" office:value="9.52380952380952" calcext:value-type="float">
            <text:p>9.52</text:p>
          </table:table-cell>
          <table:table-cell table:style-name="ce111" table:formula="of:=([.D35]/15)" office:value-type="float" office:value="6.66666666666667" calcext:value-type="float">
            <text:p>6.67</text:p>
          </table:table-cell>
          <table:table-cell table:style-name="ce164" table:formula="of:=(([.$B$2]+[.$B35]+([.$H$11]*30))*[.C$2]*[.D$2])/[.E$2]*(1+([.$H$15]/100))" office:value-type="float" office:value="921.604210526316" calcext:value-type="float">
            <text:p>922</text:p>
          </table:table-cell>
          <table:table-cell table:style-name="ce170" table:formula="of:=((([.$B$2]+[.$B35]+VLOOKUP([.$B$10];[.$A$44:.$J$48];2;0)+VLOOKUP([.$B$11];[.$A$53:.$J$61];2;0)+([.$H$11]*30))*[.C$2]*[.D$2])+((([.$B$2]+[.$B35]+VLOOKUP([.$B$10];[.$A$44:.$J$48];2;0)+VLOOKUP([.$B$11];[.$A$53:.$J$61];2;0)+([.$H$11]*30))*[.C$2]*[.D$2])*(1+(((IF([.F$2]+[.E35]+[.H$12]+VLOOKUP([.$B$10];[.$A$44:.$E$48];5;0)+VLOOKUP([.$B$11];[.$A$53:.$E$61];5;0)&lt;100;[.F$2]+[.E35]+[.H$12]+VLOOKUP([.$B$10];[.$A$44:.$E$48];5;0)+VLOOKUP([.$B$11];[.$A$53:.$E$61];5;0);100)))/100)*((1+([.G$2]+[.F35]+VLOOKUP([.$B$10];[.$A$44:.$F$48];6;0)+VLOOKUP([.$B$11];[.$A$53:.$F$61];6;0))/100)-1))))/[.E$2]*(1+([.$H$15]/100))" office:value-type="float" office:value="4417.65462883514" calcext:value-type="float">
            <text:p>4418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 office:value-type="float" office:value="0" calcext:value-type="float">
            <text:p>0</text:p>
          </table:table-cell>
          <table:table-cell table:style-name="ce111" table:formula="of:=([.D36]/15)" office:value-type="float" office:value="15" calcext:value-type="float">
            <text:p>15.00</text:p>
          </table:table-cell>
          <table:table-cell table:style-name="ce164" table:formula="of:=(([.$B$2]+[.$B36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36]+VLOOKUP([.$B$10];[.$A$44:.$J$48];2;0)+VLOOKUP([.$B$11];[.$A$53:.$J$61];2;0)+([.$H$11]*30))*[.C$2]*[.D$2])+((([.$B$2]+[.$B36]+VLOOKUP([.$B$10];[.$A$44:.$J$48];2;0)+VLOOKUP([.$B$11];[.$A$53:.$J$61];2;0)+([.$H$11]*30))*[.C$2]*[.D$2])*(1+(((IF([.F$2]+[.E36]+[.H$12]+VLOOKUP([.$B$10];[.$A$44:.$E$48];5;0)+VLOOKUP([.$B$11];[.$A$53:.$E$61];5;0)&lt;100;[.F$2]+[.E36]+[.H$12]+VLOOKUP([.$B$10];[.$A$44:.$E$48];5;0)+VLOOKUP([.$B$11];[.$A$53:.$E$61];5;0);100)))/100)*((1+([.G$2]+[.F36]+VLOOKUP([.$B$10];[.$A$44:.$F$48];6;0)+VLOOKUP([.$B$11];[.$A$53:.$F$61];6;0))/100)-1))))/[.E$2]*(1+([.$H$15]/100))" office:value-type="float" office:value="4519.54697466435" calcext:value-type="float">
            <text:p>4520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B$2]+[.$B37]+([.$H$11]*30))*[.C$2]*[.D$2])/[.E$2]*(1+([.$H$15]/100))" office:value-type="float" office:value="983.659130434783" calcext:value-type="float">
            <text:p>984</text:p>
          </table:table-cell>
          <table:table-cell table:style-name="ce170" table:formula="of:=((([.$B$2]+[.$B37]+VLOOKUP([.$B$10];[.$A$44:.$J$48];2;0)+VLOOKUP([.$B$11];[.$A$53:.$J$61];2;0)+([.$H$11]*30))*[.C$2]*[.D$2])+((([.$B$2]+[.$B37]+VLOOKUP([.$B$10];[.$A$44:.$J$48];2;0)+VLOOKUP([.$B$11];[.$A$53:.$J$61];2;0)+([.$H$11]*30))*[.C$2]*[.D$2])*(1+(((IF([.F$2]+[.E37]+[.H$12]+VLOOKUP([.$B$10];[.$A$44:.$E$48];5;0)+VLOOKUP([.$B$11];[.$A$53:.$E$61];5;0)&lt;100;[.F$2]+[.E37]+[.H$12]+VLOOKUP([.$B$10];[.$A$44:.$E$48];5;0)+VLOOKUP([.$B$11];[.$A$53:.$E$61];5;0);100)))/100)*((1+([.G$2]+[.F37]+VLOOKUP([.$B$10];[.$A$44:.$F$48];6;0)+VLOOKUP([.$B$11];[.$A$53:.$F$61];6;0))/100)-1))))/[.E$2]*(1+([.$H$15]/100))" office:value-type="float" office:value="4376.30355345428" calcext:value-type="float">
            <text:p>4376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42"/>
          <table:table-cell table:style-name="ce72"/>
          <table:table-cell table:style-name="ce42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69"/>
          <table:table-cell table:style-name="ce110"/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number-columns-repeated="5"/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27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25" office:value-type="string" calcext:value-type="string">
            <text:p>Crit %</text:p>
          </table:table-cell>
          <table:table-cell table:style-name="ce125" office:value-type="string" calcext:value-type="string">
            <text:p>Crit Dmg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4:.J48])" office:value-type="float" office:value="96.6567432494279" calcext:value-type="float">
            <text:p>97</text:p>
          </table:table-cell>
          <table:table-cell table:style-name="ce151" table:formula="of:=COUNTIF([.J44:.J48];[.K43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4]/21" office:value-type="float" office:value="0" calcext:value-type="float">
            <text:p>0.00</text:p>
          </table:table-cell>
          <table:table-cell table:style-name="ce111" table:formula="of:=[.D44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4]*[.$C$2]*[.$D$2])/[.$E$2])" office:value-type="float" office:value="48.328371624714" calcext:value-type="float">
            <text:p>48</text:p>
          </table:table-cell>
          <table:table-cell table:style-name="ce182" table:formula="of:=((([.B44]*[.$C$2]*[.$D$2])+(([.B44]*[.$C$2]*[.$D$2])*(1+([.F44]/100)*(1+([.G44]/100)-1))))/[.$E$2])*(1+([.$G$13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5]/21" office:value-type="float" office:value="0" calcext:value-type="float">
            <text:p>0.00</text:p>
          </table:table-cell>
          <table:table-cell table:style-name="ce111" table:formula="of:=[.D45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5]*[.$C$2]*[.$D$2])/[.$E$2])" office:value-type="float" office:value="48.328371624714" calcext:value-type="float">
            <text:p>48</text:p>
          </table:table-cell>
          <table:table-cell table:style-name="ce182" table:formula="of:=((([.B45]*[.$C$2]*[.$D$2])+(([.B45]*[.$C$2]*[.$D$2])*(1+([.F45]/100)*(1+([.G45]/100)-1))))/[.$E$2])*(1+([.$G$13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6]/21" office:value-type="float" office:value="0" calcext:value-type="float">
            <text:p>0.00</text:p>
          </table:table-cell>
          <table:table-cell table:style-name="ce111" table:formula="of:=[.D46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6]*[.$C$2]*[.$D$2])/[.$E$2])" office:value-type="float" office:value="48.328371624714" calcext:value-type="float">
            <text:p>48</text:p>
          </table:table-cell>
          <table:table-cell table:style-name="ce182" table:formula="of:=((([.B46]*[.$C$2]*[.$D$2])+(([.B46]*[.$C$2]*[.$D$2])*(1+([.F46]/100)*(1+([.G46]/100)-1))))/[.$E$2])*(1+([.$G$13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03" table:number-columns-repeated="2"/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47]*[.$C$2]*[.$D$2])/[.$E$2])" office:value-type="float" office:value="48.328371624714" calcext:value-type="float">
            <text:p>48</text:p>
          </table:table-cell>
          <table:table-cell table:style-name="ce182" table:formula="of:=((([.B47]*[.$C$2]*[.$D$2])+(([.B47]*[.$C$2]*[.$D$2])*(1+([.F47]/100)*(1+([.G47]/100)-1))))/[.$E$2])*(1+([.$G$13]/100))" office:value-type="float" office:value="96.6567432494279" calcext:value-type="float">
            <text:p>97</text:p>
          </table:table-cell>
          <table:table-cell table:style-name="ce57" table:number-columns-repeated="2"/>
          <table:table-cell table:style-name="ce27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F$2]*21+895)*0.03" office:value-type="float" office:value="63.39" calcext:value-type="float">
            <text:p>63.39</text:p>
          </table:table-cell>
          <table:table-cell table:style-name="ce112"/>
          <table:table-cell table:style-name="ce111" table:formula="of:=([.$F$2]*21+895)*0.03" office:value-type="float" office:value="63.39" calcext:value-type="float">
            <text:p>63.39</text:p>
          </table:table-cell>
          <table:table-cell table:style-name="ce111" table:formula="of:=[.C48]/21" office:value-type="float" office:value="0" calcext:value-type="float">
            <text:p>0.00</text:p>
          </table:table-cell>
          <table:table-cell table:style-name="ce111" table:formula="of:=[.D48]/15" office:value-type="float" office:value="4.226" calcext:value-type="float">
            <text:p>4.23</text:p>
          </table:table-cell>
          <table:table-cell table:style-name="ce112" table:number-columns-repeated="2"/>
          <table:table-cell table:style-name="ce182" table:formula="of:=(([.B48]*[.$C$2]*[.$D$2])/[.$E$2])" office:value-type="float" office:value="22.4780649885584" calcext:value-type="float">
            <text:p>22</text:p>
          </table:table-cell>
          <table:table-cell table:style-name="ce182" table:formula="of:=((([.B48]*[.$C$2]*[.$D$2])+(([.B48]*[.$C$2]*[.$D$2])*(1+([.F48]/100)*(1+([.G48]/100)-1))))/[.$E$2])*(1+([.$G$13]/100))" office:value-type="float" office:value="44.9561299771167" calcext:value-type="float">
            <text:p>45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number-columns-repeated="5"/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25" office:value-type="string" calcext:value-type="string">
            <text:p>Crit %</text:p>
          </table:table-cell>
          <table:table-cell table:style-name="ce125" office:value-type="string" calcext:value-type="string">
            <text:p>Crit Dmg</text:p>
          </table:table-cell>
          <table:table-cell table:style-name="ce112" table:number-columns-repeated="2"/>
          <table:table-cell table:style-name="ce182" table:number-columns-repeated="2"/>
          <table:table-cell table:style-name="ce139" table:formula="of:=MAX([.J53:.J61])" office:value-type="float" office:value="141.839816933638" calcext:value-type="float">
            <text:p>142</text:p>
          </table:table-cell>
          <table:table-cell table:style-name="ce151" table:formula="of:=COUNTIF([.J53:.J61];[.K52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3]/21" office:value-type="float" office:value="0" calcext:value-type="float">
            <text:p>0</text:p>
          </table:table-cell>
          <table:table-cell table:style-name="ce111" table:formula="of:=[.D53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3]*[.$C$2]*[.$D$2])/[.$E$2])" office:value-type="float" office:value="53.1899313501144" calcext:value-type="float">
            <text:p>53</text:p>
          </table:table-cell>
          <table:table-cell table:style-name="ce182" table:formula="of:=((([.B53]*[.$C$2]*[.$D$2])+(([.B53]*[.$C$2]*[.$D$2])*(1+([.F53]/100)*(1+([.G53]/100)-1))))/[.$E$2])*(1+([.$G$13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218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4]/21" office:value-type="float" office:value="0" calcext:value-type="float">
            <text:p>0</text:p>
          </table:table-cell>
          <table:table-cell table:style-name="ce111" table:formula="of:=[.D54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4]*[.$C$2]*[.$D$2])/[.$E$2])" office:value-type="float" office:value="35.4599542334096" calcext:value-type="float">
            <text:p>35</text:p>
          </table:table-cell>
          <table:table-cell table:style-name="ce182" table:formula="of:=((([.B54]*[.$C$2]*[.$D$2])+(([.B54]*[.$C$2]*[.$D$2])*(1+([.F54]/100)*(1+([.G54]/100)-1))))/[.$E$2])*(1+([.$G$13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Avocado Smoothie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112" office:value-type="float" office:value="60" calcext:value-type="float">
            <text:p>60</text:p>
          </table:table-cell>
          <table:table-cell table:style-name="ce112" table:formula="of:=[.C55]/21" office:value-type="float" office:value="0" calcext:value-type="float">
            <text:p>0</text:p>
          </table:table-cell>
          <table:table-cell table:style-name="ce111" table:formula="of:=[.D55]/15" office:value-type="float" office:value="4" calcext:value-type="float">
            <text:p>4.00</text:p>
          </table:table-cell>
          <table:table-cell table:style-name="ce112" table:number-columns-repeated="2"/>
          <table:table-cell table:style-name="ce182" table:formula="of:=(([.B55]*[.$C$2]*[.$D$2])/[.$E$2])" office:value-type="float" office:value="28.3679633867277" calcext:value-type="float">
            <text:p>28</text:p>
          </table:table-cell>
          <table:table-cell table:style-name="ce182" table:formula="of:=((([.B55]*[.$C$2]*[.$D$2])+(([.B55]*[.$C$2]*[.$D$2])*(1+([.F55]/100)*(1+([.G55]/100)-1))))/[.$E$2])*(1+([.$G$13]/100))" office:value-type="float" office:value="56.7359267734554" calcext:value-type="float">
            <text:p>57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6]/21" office:value-type="float" office:value="0" calcext:value-type="float">
            <text:p>0</text:p>
          </table:table-cell>
          <table:table-cell table:style-name="ce111" table:formula="of:=[.D56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6]*[.$C$2]*[.$D$2])/[.$E$2])" office:value-type="float" office:value="70.9199084668192" calcext:value-type="float">
            <text:p>71</text:p>
          </table:table-cell>
          <table:table-cell table:style-name="ce182" table:formula="of:=((([.B56]*[.$C$2]*[.$D$2])+(([.B56]*[.$C$2]*[.$D$2])*(1+([.F56]/100)*(1+([.G56]/100)-1))))/[.$E$2])*(1+([.$G$13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7]*[.$C$2]*[.$D$2])/[.$E$2])" office:value-type="float" office:value="70.9199084668192" calcext:value-type="float">
            <text:p>71</text:p>
          </table:table-cell>
          <table:table-cell table:style-name="ce182" table:formula="of:=((([.B57]*[.$C$2]*[.$D$2])+(([.B57]*[.$C$2]*[.$D$2])*(1+([.F57]/100)*(1+([.G57]/100)-1))))/[.$E$2])*(1+([.$G$13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8]/21" office:value-type="float" office:value="0" calcext:value-type="float">
            <text:p>0</text:p>
          </table:table-cell>
          <table:table-cell table:style-name="ce111" table:formula="of:=[.D58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8]*[.$C$2]*[.$D$2])/[.$E$2])" office:value-type="float" office:value="70.9199084668192" calcext:value-type="float">
            <text:p>71</text:p>
          </table:table-cell>
          <table:table-cell table:style-name="ce182" table:formula="of:=((([.B58]*[.$C$2]*[.$D$2])+(([.B58]*[.$C$2]*[.$D$2])*(1+([.F58]/100)*(1+([.G58]/100)-1))))/[.$E$2])*(1+([.$G$13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59]/21" office:value-type="float" office:value="3.33333333333333" calcext:value-type="float">
            <text:p>3.33</text:p>
          </table:table-cell>
          <table:table-cell table:style-name="ce111" table:formula="of:=[.D59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9]*[.$C$2]*[.$D$2])/[.$E$2])" office:value-type="float" office:value="35.4599542334096" calcext:value-type="float">
            <text:p>35</text:p>
          </table:table-cell>
          <table:table-cell table:style-name="ce182" table:formula="of:=((([.B59]*[.$C$2]*[.$D$2])+(([.B59]*[.$C$2]*[.$D$2])*(1+([.F59]/100)*(1+([.G59]/100)-1))))/[.$E$2])*(1+([.$G$13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60]/21" office:value-type="float" office:value="2.85714285714286" calcext:value-type="float">
            <text:p>2.86</text:p>
          </table:table-cell>
          <table:table-cell table:style-name="ce111" table:formula="of:=[.D60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0]*[.$C$2]*[.$D$2])/[.$E$2])" office:value-type="float" office:value="28.3679633867277" calcext:value-type="float">
            <text:p>28</text:p>
          </table:table-cell>
          <table:table-cell table:style-name="ce182" table:formula="of:=((([.B60]*[.$C$2]*[.$D$2])+(([.B60]*[.$C$2]*[.$D$2])*(1+([.F60]/100)*(1+([.G60]/100)-1))))/[.$E$2])*(1+([.$G$13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1]/21" office:value-type="float" office:value="0" calcext:value-type="float">
            <text:p>0</text:p>
          </table:table-cell>
          <table:table-cell table:style-name="ce111" table:formula="of:=[.D61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1]*[.$C$2]*[.$D$2])/[.$E$2])" office:value-type="float" office:value="35.4599542334096" calcext:value-type="float">
            <text:p>35</text:p>
          </table:table-cell>
          <table:table-cell table:style-name="ce182" table:formula="of:=((([.B61]*[.$C$2]*[.$D$2])+(([.B61]*[.$C$2]*[.$D$2])*(1+([.F61]/100)*(1+([.G61]/100)-1))))/[.$E$2])*(1+([.$G$13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2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37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37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7"/>
          <table:table-cell table:style-name="ce31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5"/>
          <table:table-cell table:style-name="ce31" table:number-columns-repeated="3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28:'Simple DPS Calc'.XFD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Lucida Sans Unicode" style:font-family-asian="'Lucida Sans Unicode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2:46:31.87310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9-30T12:34:12</meta:creation-date>
    <dc:language>en</dc:language>
    <meta:editing-cycles>591</meta:editing-cycles>
    <meta:editing-duration>P4DT21H48M50S</meta:editing-duration>
    <meta:generator>LibreOffice/25.8.1.1$Windows_X86_64 LibreOffice_project/54047653041915e595ad4e45cccea684809c77b5</meta:generator>
    <dc:date>2025-10-04T23:38:41.455964300</dc:date>
    <meta:document-statistic meta:table-count="2" meta:cell-count="255" meta:object-count="0"/>
  </office:meta>
</office:document-meta>
</file>